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_osdt_chess" table:style-name="ta1">
        <table:shapes>
          <draw:frame draw:z-index="0" draw:style-name="gr1" draw:text-style-name="P1" svg:width="8.5386in" svg:height="5.1461in" svg:x="9.3358in" svg:y="0.5827in">
            <draw:object draw:notify-on-update-of-ranges="reg_test_osdt_chess.B2:reg_test_osdt_chess.B43 reg_test_osdt_chess.D1:reg_test_osdt_chess.D1 reg_test_osdt_chess.D2:reg_test_osdt_chess.D43 reg_test_osdt_chess.B2:reg_test_osdt_chess.B43 reg_test_osdt_chess.F1:reg_test_osdt_chess.F1 reg_test_osdt_chess.F2:reg_test_osdt_chess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618741989136" calcext:value-type="float">
            <text:p>0.177618741989136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835681915283" calcext:value-type="float">
            <text:p>0.174835681915283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446250915527" calcext:value-type="float">
            <text:p>0.172446250915527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592592592592593" calcext:value-type="float">
            <text:p>0.05925925925925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417755126953" calcext:value-type="float">
            <text:p>0.17741775512695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395061728395062" calcext:value-type="float">
            <text:p>0.0395061728395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531957626343" calcext:value-type="float">
            <text:p>0.17753195762634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263374485596708" calcext:value-type="float">
            <text:p>0.02633744855967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211761474609" calcext:value-type="float">
            <text:p>0.177211761474609</text:p>
          </table:table-cell>
          <table:table-cell office:value-type="float" office:value="0.939" calcext:value-type="float">
            <text:p>0.939</text:p>
          </table:table-cell>
          <table:table-cell office:value-type="float" office:value="0.748178506375228" calcext:value-type="float">
            <text:p>0.74817850637522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75582990397805" calcext:value-type="float">
            <text:p>0.01755829903978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5559520721436" calcext:value-type="float">
            <text:p>0.175559520721436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1705532693187" calcext:value-type="float">
            <text:p>0.01170553269318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219753265381" calcext:value-type="float">
            <text:p>0.1722197532653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780368846212468" calcext:value-type="float">
            <text:p>0.00780368846212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3747301101685" calcext:value-type="float">
            <text:p>0.1737473011016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20245897474978" calcext:value-type="float">
            <text:p>0.0052024589747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164678573608" calcext:value-type="float">
            <text:p>0.172164678573608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346830598316652" calcext:value-type="float">
            <text:p>0.00346830598316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400951385498" calcext:value-type="float">
            <text:p>0.172400951385498</text:p>
          </table:table-cell>
          <table:table-cell office:value-type="float" office:value="0.976" calcext:value-type="float">
            <text:p>0.976</text:p>
          </table:table-cell>
          <table:table-cell office:value-type="float" office:value="0.926684881602914" calcext:value-type="float">
            <text:p>0.92668488160291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231220398877768" calcext:value-type="float">
            <text:p>0.00231220398877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423332214356" calcext:value-type="float">
            <text:p>0.17942333221435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31693989071038" calcext:value-type="float">
            <text:p>0.93169398907103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54146932585179" calcext:value-type="float">
            <text:p>0.00154146932585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189235687256" calcext:value-type="float">
            <text:p>0.17218923568725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02764621723452" calcext:value-type="float">
            <text:p>0.00102764621723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2351360321045" calcext:value-type="float">
            <text:p>0.1723513603210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68509747815635" calcext:value-type="float">
            <text:p>0.00068509747815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799224853516" calcext:value-type="float">
            <text:p>0.17779922485351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456731652104233" calcext:value-type="float">
            <text:p>0.000456731652104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623748779297" calcext:value-type="float">
            <text:p>0.17762374877929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304487768069489" calcext:value-type="float">
            <text:p>0.00030448776806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3745155334473" calcext:value-type="float">
            <text:p>0.173745155334473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202991845379659" calcext:value-type="float">
            <text:p>0.0002029918453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345016479492" calcext:value-type="float">
            <text:p>0.1743450164794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135327896919773" calcext:value-type="float">
            <text:p>0.0001353278969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683332443237" calcext:value-type="float">
            <text:p>0.17468333244323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902185979465152" calcext:value-type="float">
            <text:p>9.02185979465152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5117015838623" calcext:value-type="float">
            <text:p>0.175117015838623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601457319643435" calcext:value-type="float">
            <text:p>6.01457319643435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496910095215" calcext:value-type="float">
            <text:p>0.177496910095215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400971546428957" calcext:value-type="float">
            <text:p>4.0097154642895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6589012145996" calcext:value-type="float">
            <text:p>0.176589012145996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267314364285971" calcext:value-type="float">
            <text:p>2.67314364285971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1239128112793" calcext:value-type="float">
            <text:p>0.181239128112793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78209576190647" calcext:value-type="float">
            <text:p>1.7820957619064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516719818115" calcext:value-type="float">
            <text:p>0.180516719818115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18806384127098" calcext:value-type="float">
            <text:p>1.18806384127098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762529373169" calcext:value-type="float">
            <text:p>0.18076252937316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792042560847322" calcext:value-type="float">
            <text:p>7.92042560847322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2703971862793" calcext:value-type="float">
            <text:p>0.182703971862793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528028373898214" calcext:value-type="float">
            <text:p>5.28028373898214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52299118042" calcext:value-type="float">
            <text:p>0.1795229911804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352018915932143" calcext:value-type="float">
            <text:p>3.52018915932143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846583366394" calcext:value-type="float">
            <text:p>0.1884658336639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234679277288095" calcext:value-type="float">
            <text:p>2.34679277288095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4358959198" calcext:value-type="float">
            <text:p>0.1804358959198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56452851525397" calcext:value-type="float">
            <text:p>1.56452851525397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4895753860474" calcext:value-type="float">
            <text:p>0.18489575386047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04301901016931" calcext:value-type="float">
            <text:p>1.04301901016931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5718536376953" calcext:value-type="float">
            <text:p>0.185718536376953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695346006779542" calcext:value-type="float">
            <text:p>6.95346006779542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1198587417603" calcext:value-type="float">
            <text:p>0.191198587417603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463564004519694" calcext:value-type="float">
            <text:p>4.63564004519694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4086790084839" calcext:value-type="float">
            <text:p>0.19408679008483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309042669679796" calcext:value-type="float">
            <text:p>3.09042669679796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02867746353149" calcext:value-type="float">
            <text:p>0.202867746353149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206028446453198" calcext:value-type="float">
            <text:p>2.06028446453198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12123394012451" calcext:value-type="float">
            <text:p>0.212123394012451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137352297635465" calcext:value-type="float">
            <text:p>1.37352297635465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29701280593872" calcext:value-type="float">
            <text:p>0.22970128059387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915681984236434" calcext:value-type="float">
            <text:p>9.15681984236434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50898361206055" calcext:value-type="float">
            <text:p>0.250898361206055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610454656157622" calcext:value-type="float">
            <text:p>6.104546561576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93609142303467" calcext:value-type="float">
            <text:p>0.293609142303467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406969770771748" calcext:value-type="float">
            <text:p>4.06969770771748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83209228515625" calcext:value-type="float">
            <text:p>0.383209228515625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271313180514499" calcext:value-type="float">
            <text:p>2.71313180514499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428027868270874" calcext:value-type="float">
            <text:p>0.428027868270874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80875453676333" calcext:value-type="float">
            <text:p>1.80875453676333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5524742603302" calcext:value-type="float">
            <text:p>0.5524742603302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20583635784222" calcext:value-type="float">
            <text:p>1.205836357842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740965843200684" calcext:value-type="float">
            <text:p>0.74096584320068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0803890905228145" calcext:value-type="float">
            <text:p>8.03890905228145E-0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.01722598075867" calcext:value-type="float">
            <text:p>1.0172259807586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1:31:33.476344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01:39:39.579369904</dc:date>
    <meta:editing-duration>PT27M55S</meta:editing-duration>
    <meta:editing-cycles>5</meta:editing-cycles>
    <meta:generator>LibreOffice/6.4.7.2$Linux_X86_64 LibreOffice_project/40$Build-2</meta:generator>
    <meta:document-statistic meta:table-count="1" meta:cell-count="2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00001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89cm" svg:height="13.072cm" xlink:href=".." xlink:type="simple" chart:class="chart:scatter" chart:style-name="ch1">
        <chart:legend chart:legend-position="end" svg:x="17.937cm" svg:y="5.988cm" style:legend-expansion="high" chart:style-name="ch2"/>
        <chart:plot-area chart:style-name="ch3" table:cell-range-address="reg_test_osdt_chess.B2:reg_test_osdt_chess.B43 reg_test_osdt_chess.D1:reg_test_osdt_chess.D43 reg_test_osdt_chess.F1:reg_test_osdt_chess.F43" chart:data-source-has-labels="row" svg:x="1.444cm" svg:y="0.261cm" svg:width="15.066cm" svg:height="11.569cm">
          <chartooo:coordinate-region svg:x="2.171cm" svg:y="0.46cm" svg:width="13.611cm" svg:height="10.723cm"/>
          <chart:axis chart:dimension="x" chart:name="primary-x" chart:style-name="ch4">
            <chart:title svg:x="7.861cm" svg:y="12.091cm" chart:style-name="ch5">
              <text:p>Regularization</text:p>
            </chart:title>
          </chart:axis>
          <chart:axis chart:dimension="y" chart:name="primary-y" chart:style-name="ch6">
            <chart:title svg:x="0.451cm" svg:y="7.214cm" chart:style-name="ch7">
              <text:p>Execution Time</text:p>
            </chart:title>
            <chart:grid chart:style-name="ch8" chart:class="major"/>
          </chart:axis>
          <chart:axis chart:dimension="y" chart:name="secondary-y" chart:style-name="ch9">
            <chart:title svg:x="16.943cm" svg:y="7.108cm" chart:style-name="ch7">
              <text:p>Test Accuracy</text:p>
            </chart:title>
          </chart:axis>
          <chart:series chart:attached-axis="primary-y" chart:style-name="ch10" chart:values-cell-range-address="reg_test_osdt_chess.D2:reg_test_osdt_chess.D43" chart:label-cell-address="reg_test_osdt_chess.D1:reg_test_osdt_chess.D1" chart:class="chart:scatter">
            <chart:domain table:cell-range-address="reg_test_osdt_chess.B2:reg_test_osdt_chess.B43"/>
            <chart:data-point chart:repeated="42"/>
          </chart:series>
          <chart:series chart:attached-axis="secondary-y" chart:style-name="ch11" chart:values-cell-range-address="reg_test_osdt_chess.F2:reg_test_osdt_chess.F43" chart:label-cell-address="reg_test_osdt_chess.F1:reg_test_osdt_chess.F1" chart:class="chart:scatte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ution Time</text:p>
                <draw:g>
                  <svg:desc>reg_test_osdt_chess.D1:reg_test_osdt_chess.D1</svg:desc>
                </draw:g>
              </table:table-cell>
              <table:table-cell office:value-type="string">
                <text:p>Test Accuracy</text:p>
                <draw:g>
                  <svg:desc>reg_test_osdt_chess.F1:reg_test_osdt_ches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_osdt_chess.B2:reg_test_osdt_chess.B43</svg:desc>
                </draw:g>
              </table:table-cell>
              <table:table-cell office:value-type="float" office:value="0.177618741989136">
                <text:p>0.177618741989136</text:p>
                <draw:g>
                  <svg:desc>reg_test_osdt_chess.D2:reg_test_osdt_chess.D43</svg:desc>
                </draw:g>
              </table:table-cell>
              <table:table-cell office:value-type="float" office:value="0.621129326047359">
                <text:p>0.621129326047359</text:p>
                <draw:g>
                  <svg:desc>reg_test_osdt_chess.F2:reg_test_osdt_ches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74835681915283">
                <text:p>0.174835681915283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72446250915527">
                <text:p>0.172446250915527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2592592592593">
                <text:p>0.0592592592592593</text:p>
              </table:table-cell>
              <table:table-cell office:value-type="float" office:value="0.177417755126953">
                <text:p>0.177417755126953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5061728395062">
                <text:p>0.0395061728395062</text:p>
              </table:table-cell>
              <table:table-cell office:value-type="float" office:value="0.177531957626343">
                <text:p>0.177531957626343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3374485596708">
                <text:p>0.0263374485596708</text:p>
              </table:table-cell>
              <table:table-cell office:value-type="float" office:value="0.177211761474609">
                <text:p>0.177211761474609</text:p>
              </table:table-cell>
              <table:table-cell office:value-type="float" office:value="0.748178506375228">
                <text:p>0.748178506375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5582990397805">
                <text:p>0.0175582990397805</text:p>
              </table:table-cell>
              <table:table-cell office:value-type="float" office:value="0.175559520721436">
                <text:p>0.175559520721436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705532693187">
                <text:p>0.011705532693187</text:p>
              </table:table-cell>
              <table:table-cell office:value-type="float" office:value="0.172219753265381">
                <text:p>0.172219753265381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0368846212468">
                <text:p>0.00780368846212468</text:p>
              </table:table-cell>
              <table:table-cell office:value-type="float" office:value="0.173747301101685">
                <text:p>0.173747301101685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20245897474978">
                <text:p>0.00520245897474978</text:p>
              </table:table-cell>
              <table:table-cell office:value-type="float" office:value="0.172164678573608">
                <text:p>0.172164678573608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6830598316652">
                <text:p>0.00346830598316652</text:p>
              </table:table-cell>
              <table:table-cell office:value-type="float" office:value="0.172400951385498">
                <text:p>0.172400951385498</text:p>
              </table:table-cell>
              <table:table-cell office:value-type="float" office:value="0.926684881602914">
                <text:p>0.926684881602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1220398877768">
                <text:p>0.00231220398877768</text:p>
              </table:table-cell>
              <table:table-cell office:value-type="float" office:value="0.179423332214356">
                <text:p>0.179423332214356</text:p>
              </table:table-cell>
              <table:table-cell office:value-type="float" office:value="0.931693989071038">
                <text:p>0.93169398907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4146932585179">
                <text:p>0.00154146932585179</text:p>
              </table:table-cell>
              <table:table-cell office:value-type="float" office:value="0.172189235687256">
                <text:p>0.172189235687256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2764621723452">
                <text:p>0.00102764621723452</text:p>
              </table:table-cell>
              <table:table-cell office:value-type="float" office:value="0.172351360321045">
                <text:p>0.172351360321045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8509747815635">
                <text:p>0.00068509747815635</text:p>
              </table:table-cell>
              <table:table-cell office:value-type="float" office:value="0.177799224853516">
                <text:p>0.177799224853516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56731652104233">
                <text:p>0.000456731652104233</text:p>
              </table:table-cell>
              <table:table-cell office:value-type="float" office:value="0.177623748779297">
                <text:p>0.177623748779297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4487768069489">
                <text:p>0.000304487768069489</text:p>
              </table:table-cell>
              <table:table-cell office:value-type="float" office:value="0.173745155334473">
                <text:p>0.173745155334473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02991845379659">
                <text:p>0.000202991845379659</text:p>
              </table:table-cell>
              <table:table-cell office:value-type="float" office:value="0.174345016479492">
                <text:p>0.174345016479492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35327896919773">
                <text:p>0.000135327896919773</text:p>
              </table:table-cell>
              <table:table-cell office:value-type="float" office:value="0.174683332443237">
                <text:p>0.17468333244323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902185979465152">
                <text:p>0.0000902185979465152</text:p>
              </table:table-cell>
              <table:table-cell office:value-type="float" office:value="0.175117015838623">
                <text:p>0.175117015838623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601457319643435">
                <text:p>0.0000601457319643435</text:p>
              </table:table-cell>
              <table:table-cell office:value-type="float" office:value="0.177496910095215">
                <text:p>0.177496910095215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00971546428957">
                <text:p>0.0000400971546428957</text:p>
              </table:table-cell>
              <table:table-cell office:value-type="float" office:value="0.176589012145996">
                <text:p>0.176589012145996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267314364285971">
                <text:p>0.0000267314364285971</text:p>
              </table:table-cell>
              <table:table-cell office:value-type="float" office:value="0.181239128112793">
                <text:p>0.181239128112793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78209576190647">
                <text:p>0.0000178209576190647</text:p>
              </table:table-cell>
              <table:table-cell office:value-type="float" office:value="0.180516719818115">
                <text:p>0.180516719818115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18806384127098">
                <text:p>0.0000118806384127098</text:p>
              </table:table-cell>
              <table:table-cell office:value-type="float" office:value="0.180762529373169">
                <text:p>0.18076252937316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792042560847322">
                <text:p>0.00000792042560847322</text:p>
              </table:table-cell>
              <table:table-cell office:value-type="float" office:value="0.182703971862793">
                <text:p>0.182703971862793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528028373898214">
                <text:p>0.00000528028373898214</text:p>
              </table:table-cell>
              <table:table-cell office:value-type="float" office:value="0.17952299118042">
                <text:p>0.1795229911804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52018915932143">
                <text:p>0.00000352018915932143</text:p>
              </table:table-cell>
              <table:table-cell office:value-type="float" office:value="0.18846583366394">
                <text:p>0.1884658336639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34679277288095">
                <text:p>0.00000234679277288095</text:p>
              </table:table-cell>
              <table:table-cell office:value-type="float" office:value="0.1804358959198">
                <text:p>0.1804358959198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56452851525397">
                <text:p>0.00000156452851525397</text:p>
              </table:table-cell>
              <table:table-cell office:value-type="float" office:value="0.184895753860474">
                <text:p>0.18489575386047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04301901016931">
                <text:p>0.00000104301901016931</text:p>
              </table:table-cell>
              <table:table-cell office:value-type="float" office:value="0.185718536376953">
                <text:p>0.185718536376953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695346006779542">
                <text:p>0.000000695346006779542</text:p>
              </table:table-cell>
              <table:table-cell office:value-type="float" office:value="0.191198587417603">
                <text:p>0.191198587417603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63564004519694">
                <text:p>0.000000463564004519694</text:p>
              </table:table-cell>
              <table:table-cell office:value-type="float" office:value="0.194086790084839">
                <text:p>0.19408679008483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309042669679796">
                <text:p>0.000000309042669679796</text:p>
              </table:table-cell>
              <table:table-cell office:value-type="float" office:value="0.202867746353149">
                <text:p>0.202867746353149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06028446453198">
                <text:p>0.000000206028446453198</text:p>
              </table:table-cell>
              <table:table-cell office:value-type="float" office:value="0.212123394012451">
                <text:p>0.212123394012451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137352297635465">
                <text:p>0.000000137352297635465</text:p>
              </table:table-cell>
              <table:table-cell office:value-type="float" office:value="0.229701280593872">
                <text:p>0.22970128059387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915681984236434">
                <text:p>0.0000000915681984236434</text:p>
              </table:table-cell>
              <table:table-cell office:value-type="float" office:value="0.250898361206055">
                <text:p>0.250898361206055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610454656157622">
                <text:p>0.0000000610454656157622</text:p>
              </table:table-cell>
              <table:table-cell office:value-type="float" office:value="0.293609142303467">
                <text:p>0.293609142303467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406969770771748">
                <text:p>0.0000000406969770771748</text:p>
              </table:table-cell>
              <table:table-cell office:value-type="float" office:value="0.383209228515625">
                <text:p>0.383209228515625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271313180514499">
                <text:p>0.0000000271313180514499</text:p>
              </table:table-cell>
              <table:table-cell office:value-type="float" office:value="0.428027868270874">
                <text:p>0.428027868270874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80875453676333">
                <text:p>0.0000000180875453676333</text:p>
              </table:table-cell>
              <table:table-cell office:value-type="float" office:value="0.5524742603302">
                <text:p>0.5524742603302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120583635784222">
                <text:p>0.0000000120583635784222</text:p>
              </table:table-cell>
              <table:table-cell office:value-type="float" office:value="0.740965843200684">
                <text:p>0.740965843200684</text:p>
              </table:table-cell>
              <table:table-cell office:value-type="float" office:value="0.9275956284153">
                <text:p>0.9275956284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